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y - y1 = (y2 - y1) / (x2 - x1) * (x - x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y = m * x – m * </text:span>x1 + y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 = (y2 - y1) / (x2 – x1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0" calcext:value-type="float">
            <text:p>-2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m-numerator =</text:p>
          </table:table-cell>
          <table:table-cell table:formula="of:=[.D14]-[.D13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-denominator =</text:p>
          </table:table-cell>
          <table:table-cell table:formula="of:=[.C14]-[.C13]" office:value-type="float" office:value="1024" calcext:value-type="float">
            <text:p>10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m =</text:p>
          </table:table-cell>
          <table:table-cell table:formula="of:=[.D18]/[.D19]" office:value-type="float" office:value="0.029296875" calcext:value-type="float">
            <text:p>0.0292968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q =</text:p>
          </table:table-cell>
          <table:table-cell table:formula="of:=[.D13]-[.D21]*[.C13]" office:value-type="float" office:value="-20" calcext:value-type="float">
            <text:p>-20</text:p>
          </table:table-cell>
        </table:table-row>
      </table:table>
      <table:named-expressions>
        <table:named-range table:name="pointX1" table:base-cell-address="$Sheet1.$C$13" table:cell-range-address="$Sheet1.$C$13"/>
        <table:named-range table:name="pointX2" table:base-cell-address="$Sheet1.$C$14" table:cell-range-address="$Sheet1.$C$14"/>
        <table:named-range table:name="pointY1" table:base-cell-address="$Sheet1.$D$13" table:cell-range-address="$Sheet1.$D$13"/>
        <table:named-range table:name="pointY2" table:base-cell-address="$Sheet1.$D$14" table:cell-range-address="$Sheet1.$D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9:08.427582849</meta:creation-date>
    <dc:date>2023-08-15T20:42:12.109319363</dc:date>
    <meta:editing-duration>PT39M37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